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o@Koku:~/OAS2.0/OAS package$ source install/setup.bash</text:p>
      <text:p text:style-name="P1">guo@Koku:~/OAS2.0/OAS package$ ros2 launch traject_plan_control first_launch.launch.py</text:p>
      <text:p text:style-name="P1">[INFO] [launch]: All log files can be found below /home/guo/.ros/log/2025-03-10-10-53-42-088947-Koku-31613</text:p>
      <text:p text:style-name="P1">[INFO] [launch]: Default logging verbosity is set to INFO</text:p>
      <text:p text:style-name="P1">[INFO] [bridge_adjacent_inside-1]: process started with pid [31628]</text:p>
      <text:p text:style-name="P1">[INFO] [read_from_kvaser-2]: process started with pid [31631]</text:p>
      <text:p text:style-name="P1">[read_from_kvaser-2] Traceback (most recent call last):</text:p>
      <text:p text:style-name="P1">[read_from_kvaser-2] <text:s text:c="2"/>File "/home/guo/OAS2.0/OAS package/install/kvaser_parser_ros/lib/kvaser_parser_ros/read_from_kvaser", line 33, in &lt;module&gt;</text:p>
      <text:p text:style-name="P1">[read_from_kvaser-2] <text:s text:c="4"/>sys.exit(load_entry_point('kvaser-parser-ros==0.0.0', 'console_scripts', 'read_from_kvaser')())</text:p>
      <text:p text:style-name="P1">[read_from_kvaser-2] <text:s text:c="2"/>File "/home/guo/OAS2.0/OAS package/install/kvaser_parser_ros/lib/python3.8/site-packages/kvaser_parser_ros/read_from_kvaser.py", line 127, in main</text:p>
      <text:p text:style-name="P1">[read_from_kvaser-2] <text:s text:c="4"/>rclpy.spin(node)</text:p>
      <text:p text:style-name="P1">[read_from_kvaser-2] <text:s text:c="2"/>File "/opt/ros/galactic/lib/python3.8/site-packages/rclpy/__init__.py", line 196, in spin</text:p>
      <text:p text:style-name="P1">[read_from_kvaser-2] <text:s text:c="4"/>executor.spin_once()</text:p>
      <text:p text:style-name="P1">[read_from_kvaser-2] <text:s text:c="2"/>File "/opt/ros/galactic/lib/python3.8/site-packages/rclpy/executors.py", line 713, in spin_once</text:p>
      <text:p text:style-name="P1">[read_from_kvaser-2] <text:s text:c="4"/>raise handler.exception()</text:p>
      <text:p text:style-name="P1">[read_from_kvaser-2] <text:s text:c="2"/>File "/opt/ros/galactic/lib/python3.8/site-packages/rclpy/task.py", line 239, in __call__</text:p>
      <text:p text:style-name="P1">[read_from_kvaser-2] <text:s text:c="4"/>self._handler.send(None)</text:p>
      <text:p text:style-name="P1">[read_from_kvaser-2] <text:s text:c="2"/>File "/opt/ros/galactic/lib/python3.8/site-packages/rclpy/executors.py", line 418, in handler</text:p>
      <text:p text:style-name="P1">[read_from_kvaser-2] <text:s text:c="4"/>await call_coroutine(entity, arg)</text:p>
      <text:p text:style-name="P1">[read_from_kvaser-2] <text:s text:c="2"/>File "/opt/ros/galactic/lib/python3.8/site-packages/rclpy/executors.py", line 332, in _execute_timer</text:p>
      <text:p text:style-name="P1">[read_from_kvaser-2] <text:s text:c="4"/>await await_or_execute(tmr.callback)</text:p>
      <text:p text:style-name="P1">[read_from_kvaser-2] <text:s text:c="2"/>File "/opt/ros/galactic/lib/python3.8/site-packages/rclpy/executors.py", line 107, in await_or_execute</text:p>
      <text:p text:style-name="P1">[read_from_kvaser-2] <text:s text:c="4"/>return callback(*args)</text:p>
      <text:p text:style-name="P1">[read_from_kvaser-2] <text:s text:c="2"/>File "/home/guo/OAS2.0/OAS package/install/kvaser_parser_ros/lib/python3.8/site-packages/kvaser_parser_ros/read_from_kvaser.py", line 30, in &lt;lambda&gt;</text:p>
      <text:p text:style-name="P1">[read_from_kvaser-2] <text:s text:c="4"/>self.timer = self.create_timer(1.0/1000.0, lambda:self.read_can_data(self.receive_dbc))</text:p>
      <text:p text:style-name="P1">[read_from_kvaser-2] <text:s text:c="2"/>File "/home/guo/OAS2.0/OAS package/install/kvaser_parser_ros/lib/python3.8/site-packages/kvaser_parser_ros/read_from_kvaser.py", line 80, in read_can_data</text:p>
      <text:p text:style-name="P1">[read_from_kvaser-2] <text:s text:c="4"/>frame = self.ch.read(timeout=100) </text:p>
      <text:p text:style-name="P1">[read_from_kvaser-2] <text:s text:c="2"/>File "/home/guo/.local/lib/python3.8/site-packages/canlib/canlib/channel.py", line 941, in read</text:p>
      <text:p text:style-name="P1">[read_from_kvaser-2] <text:s text:c="4"/>dll.canReadWait(self.handle, id_, msg, dlc, flag, time, timeout)</text:p>
      <text:p text:style-name="P1">[read_from_kvaser-2] <text:s text:c="2"/>File "/home/guo/.local/lib/python3.8/site-packages/canlib/canlib/dll.py", line 194, in _error_check</text:p>
      <text:p text:style-name="P1">[read_from_kvaser-2] <text:s text:c="4"/>raise can_error(result)</text:p>
      <text:p text:style-name="P1">[read_from_kvaser-2] canlib.canlib.exceptions.CanNoMsg: No messages available (-2)</text:p>
      <text:p text:style-name="P1">[ERROR] [read_from_kvaser-2]: process has died [pid 31631, exit code 1, cmd '/home/guo/OAS2.0/OAS package/install/kvaser_parser_ros/lib/kvaser_parser_ros/read_from_kvaser --ros-args'].</text:p>
      <text:p text:style-name="P1">[bridge_adjacent_inside-1] [INFO] [1741571624.435150452] [bridge]: -----Successfully create my bridge node!-----</text:p>
      <text:p text:style-name="P1">[bridge_adjacent_inside-1] Traceback (most recent call last):</text:p>
      <text:p text:style-name="P1">[bridge_adjacent_inside-1] <text:s text:c="2"/>File "/home/guo/OAS2.0/OAS package/install/my_bridge/lib/my_bridge/bridge_adjacent_inside", line 33, in &lt;module&gt;</text:p>
      <text:p text:style-name="P1">[bridge_adjacent_inside-1] <text:s text:c="4"/>sys.exit(load_entry_point('my-bridge==0.0.0', 'console_scripts', 'bridge_adjacent_inside')())</text:p>
      <text:p text:style-name="P1">[bridge_adjacent_inside-1] <text:s text:c="2"/>File "/home/guo/OAS2.0/OAS package/install/my_bridge/lib/python3.8/site-packages/my_bridge/bridge_adjacent_thread_inside_ad.py", line 398, in main</text:p>
      <text:p text:style-name="P1">[bridge_adjacent_inside-1] <text:s text:c="4"/>carla_bridge.destroy()</text:p>
      <text:p text:style-name="P1">[bridge_adjacent_inside-1] <text:s text:c="2"/>File "/home/guo/OAS2.0/OAS package/install/my_bridge/lib/python3.8/site-packages/my_bridge/bridge_adjacent_thread_inside_ad.py", line 339, in destroy</text:p>
      <text:p text:style-name="P1">[bridge_adjacent_inside-1] <text:s text:c="4"/>if self.on_tick:</text:p>
      <text:p text:style-name="P1">[bridge_adjacent_inside-1] AttributeError: 'CarlaRosBridge' object has no attribute 'on_tick'</text:p>
      <text:p text:style-name="P1">[bridge_adjacent_inside-1] [INFO] [1741571624.854652595] [bridge]: --in bridge---wait for Stop tick thread----</text:p>
      <text:p text:style-name="P1">[bridge_adjacent_inside-1] [INFO] [1741571624.858945134] [bridge]: destroy node</text:p>
      <text:p text:style-name="P1">[ERROR] [bridge_adjacent_inside-1]: process has died [pid 31628, exit code 1, cmd '/home/guo/OAS2.0/OAS package/install/my_bridge/lib/my_bridge/bridge_adjacent_inside --ros-args']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0T10:54:48.656332656</meta:creation-date>
    <dc:date>2025-03-10T10:55:21.902898850</dc:date>
    <meta:editing-duration>PT33S</meta:editing-duration>
    <meta:editing-cycles>1</meta:editing-cycles>
    <meta:document-statistic meta:table-count="0" meta:image-count="0" meta:object-count="0" meta:page-count="1" meta:paragraph-count="45" meta:word-count="291" meta:character-count="4495" meta:non-whitespace-character-count="4163"/>
    <meta:generator>LibreOffice/6.4.7.2$Linux_X86_64 LibreOffice_project/40$Build-2</meta:generator>
  </office:meta>
</office:document-meta>
</file>